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Iskoola Pota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74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0.7083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0.6457in"/>
    </style:style>
    <style:style style:name="co6" style:family="table-column">
      <style:table-column-properties fo:break-before="auto" style:column-width="1.9374in"/>
    </style:style>
    <style:style style:name="co7" style:family="table-column">
      <style:table-column-properties fo:break-before="auto" style:column-width="2.7811in"/>
    </style:style>
    <style:style style:name="co8" style:family="table-column">
      <style:table-column-properties fo:break-before="auto" style:column-width="3.5417in"/>
    </style:style>
    <style:style style:name="co9" style:family="table-column">
      <style:table-column-properties fo:break-before="auto" style:column-width="1.6772in"/>
    </style:style>
    <style:style style:name="co10" style:family="table-column">
      <style:table-column-properties fo:break-before="auto" style:column-width="1.1563in"/>
    </style:style>
    <style:style style:name="co11" style:family="table-column">
      <style:table-column-properties fo:break-before="auto" style:column-width="1.4898in"/>
    </style:style>
    <style:style style:name="co12" style:family="table-column">
      <style:table-column-properties fo:break-before="auto" style:column-width="2.302in"/>
    </style:style>
    <style:style style:name="co13" style:family="table-column">
      <style:table-column-properties fo:break-before="auto" style:column-width="9.5937in"/>
    </style:style>
    <style:style style:name="co14" style:family="table-column">
      <style:table-column-properties fo:break-before="auto" style:column-width="2.0835in"/>
    </style:style>
    <style:style style:name="co15" style:family="table-column">
      <style:table-column-properties fo:break-before="auto" style:column-width="9.2602in"/>
    </style:style>
    <style:style style:name="co16" style:family="table-column">
      <style:table-column-properties fo:break-before="auto" style:column-width="1.052in"/>
    </style:style>
    <style:style style:name="co17" style:family="table-column">
      <style:table-column-properties fo:break-before="auto" style:column-width="0.75in"/>
    </style:style>
    <style:style style:name="ro1" style:family="table-row">
      <style:table-row-properties style:row-height="0.9327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1.1602in" fo:break-before="auto" style:use-optimal-row-height="true"/>
    </style:style>
    <style:style style:name="ro5" style:family="table-row">
      <style:table-row-properties style:row-height="0.4764in" fo:break-before="auto" style:use-optimal-row-height="true"/>
    </style:style>
    <style:style style:name="ro6" style:family="table-row">
      <style:table-row-properties style:row-height="0.704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Iskoola Pota" fo:font-size="12pt" style:font-name-asian="Iskoola Pota" style:font-size-asian="12pt" style:font-name-complex="Iskoola Pota" style:font-size-complex="12pt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Iskoola Pota" fo:font-size="12pt" style:font-name-asian="Iskoola Pota" style:font-size-asian="12pt" style:font-name-complex="Iskoola Pota" style:font-size-complex="12pt"/>
    </style:style>
    <style:style style:name="ce4" style:family="table-cell" style:parent-style-name="Default" style:data-style-name="N61">
      <style:table-cell-properties style:text-align-source="fix" style:repeat-content="false" style:vertical-align="middle"/>
      <style:paragraph-properties fo:text-align="center"/>
      <style:text-properties style:font-name="Iskoola Pota" fo:font-size="12pt" style:font-name-asian="Iskoola Pota" style:font-size-asian="12pt" style:font-name-complex="Iskoola Pota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8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story-06-t1-l01-ep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ඉතිහාසය හැඳින්වීම</text:p>
          </table:table-cell>
          <table:table-cell table:style-name="ce3" office:value-type="string" calcext:value-type="string">
            <text:p>ඉතිහාසය යනු කුමක් ද? ඉතිහාසය ඉගෙන ගන්නේ කෙසේද?</text:p>
          </table:table-cell>
          <table:table-cell table:style-name="ce3" office:value-type="string" calcext:value-type="string">
            <text:p>මෙම ඒකකයෙන් ඉතිහාසය යනු කුමක් ද යන්නත්,ඉතිහාසය ඉගෙන ගන්නේ කෙසේ ද යන්නත්,සාහිත්‍ය මූලාශ‍්‍රය හා පුරාවිද්‍යාත්මක මූලාශ‍්‍රය පිළිබඳවත් සාකච්ඡා කෙරෙයි.</text:p>
          </table:table-cell>
          <table:table-cell table:style-name="ce4" office:value-type="time" office:time-value="PT01H00M00S" calcext:value-type="time">
            <text:p>0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ඉතිහාසය යනු කුමක් ද?</text:p>
          </table:table-cell>
          <table:table-cell/>
          <table:table-cell office:value-type="string" calcext:value-type="string">
            <text:p>අවුරුදු මිලියන හාරදහස් පන්සිය හතළිහකට පෙර කාලයය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අතීතයේ සිට වර්තමානය දක්වා මිනිසාගේ කතන්දරයයි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ජීවන අවශ්‍යතා ඉටුකර ගැනීම අනුව මිනිසාගේ විකාශනය වීමය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අවුරුදු මිලියන එක්දහස් පන්සිය හතළිහකට පෙර කාලයය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මූලාශ‍්‍රය යනු මොනවා ද?</text:p>
          </table:table-cell>
          <table:table-cell/>
          <table:table-cell office:value-type="string" calcext:value-type="string">
            <text:p>අවුරුදු මිලියන හාරදහස් පන්සිය හතළිහකට පෙර කාලයයි <text:s text:c="27"/>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අතීතයේ සිට වර්තමානය දක්වා මිනිසාගේ කතන්දරයය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ජීවන අවශ්‍යතා ඉටුකර ගැනීම අනුව මිනිසාගේ විකාශනය වීමය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අතීත කාලවලදී මිනිසා විසින් කළ දෑ පිළිබඳ ව දැනගැනීමට ඉවහල් වන සාක්‍ෂි ඇතුළත් දේ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ඉතිහාසය ඉගෙනීමට ප‍්‍රයෝජනවත් වන මූලාශ‍්‍රය දෙවර්ගය</text:p>
          </table:table-cell>
          <table:table-cell/>
          <table:table-cell office:value-type="string" calcext:value-type="string">
            <text:p>සාහිත්‍ය මූලාශ‍්‍රය සහ පුරාවිද්‍යාත්මක මූලාශ‍්‍ර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අතීතය සහ වර්තමාන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ක‍්‍රිස්තු වර්ෂ සහ ක‍්‍රිස්තු පූර්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ද්‍රව්‍ය හා මෙවලම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සාහිත්‍ය මූලාශ‍්‍රය යනු මොනවා ද? </text:p>
          </table:table-cell>
          <table:table-cell/>
          <table:table-cell office:value-type="string" calcext:value-type="string">
            <text:p>පැරණි කාලයේ ලියා ඇති නොයෙකුත් ලිපි, ලේඛන, ජනකථා හා ජනකවි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අතීතය සහ වර්තමාන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ක‍්‍රිස්තු වර්ෂ සහ ක‍්‍රිස්තු පූර්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ද්‍රව්‍ය හා මෙවලම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පුරාවිද්‍යාත්මක මූලාශ‍්‍රය යනු මොනවා ද? </text:p>
          </table:table-cell>
          <table:table-cell/>
          <table:table-cell office:value-type="string" calcext:value-type="string">
            <text:p>පැරණි කාලයේ ලියා ඇති නොයෙකුත් ලිපි, ලේඛන, ජනකථා හා ජනකවි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අතීතය සහ වර්තමාන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ක‍්‍රිස්තු වර්ෂ සහ ක‍්‍රිස්තු පූර්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පුරාණ කාලයේ මිනිසුන් භාවිතා කළ ද්‍රව්‍ය හා මෙවලම්, පැරණි ගොඩනැගිලි, පිලිම, කාසි, මැටි භාජන ආදී දේ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history-06-t1-l01-ep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ඉතිහාසය හැඳින්වීම</text:p>
          </table:table-cell>
          <table:table-cell table:style-name="ce3" office:value-type="string" calcext:value-type="string">
            <text:p>ඉතිහාසය ඉගෙන ගැනීමේ ප‍්‍රයෝජනඉතිහාස කාලය මැන ගන්නේ කෙසේ ද?</text:p>
          </table:table-cell>
          <table:table-cell table:style-name="ce3" office:value-type="string" calcext:value-type="string">
            <text:p>මෙම ඒකකයෙන් ඉතිහාසය ඉගෙන ගැනීමේ ප‍්‍රයෝජන පිළිබඳවත් <text:s/>ඉතිහාස කාලය මැන ගැනීමේදී භාවිත වන වර්ෂ ක‍්‍රම(ක‍්‍රිස්තු වර්ෂ,බුද්ධ වර්ෂ ,ශත වර්ෂ,හජ්රි වර්ෂ) පිළිබදවත් <text:s/>සාකච්ඡා කෙරෙයි.</text:p>
          </table:table-cell>
          <table:table-cell table:style-name="ce4" office:value-type="time" office:time-value="PT01H00M00S" calcext:value-type="time">
            <text:p>01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මහම්මත්තුමා මක්කම සිට මදීනා නගරයට පැමිණි වර්ෂය නම් කරන්න.</text:p>
          </table:table-cell>
          <table:table-cell/>
          <table:table-cell office:value-type="string" calcext:value-type="string">
            <text:p>ක‍්‍රිස්තු වර්ෂ 623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ක‍්‍රිස්තු වර්ෂ 62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ක‍්‍රිස්තු වර්ෂ 624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ක‍්‍රිස්තු වර්ෂ 62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හින්දු දින දර්ශනයට අනුව ශක වර්ෂවල ආරම්භය සිදුවන වර්ෂය නම් කරන්න.</text:p>
          </table:table-cell>
          <table:table-cell/>
          <table:table-cell office:value-type="string" calcext:value-type="string">
            <text:p>ක‍්‍රිස්තු වර්ෂ 18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ක‍්‍රිස්තු වර්ෂ 7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ක‍්‍රිස්තු වර්ෂ 88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ක‍්‍රිස්තු වර්ෂ 98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ක‍්‍රිස්තුන් වහන්සේගේ උත්පත්තියෙන් පසු කාලය හැඳින්වෙන්නේ කුමන නමින් ද?</text:p>
          </table:table-cell>
          <table:table-cell/>
          <table:table-cell office:value-type="string" calcext:value-type="string">
            <text:p>ක‍්‍රිස්තු වර්ෂ යන නමිනි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ශක වර්ෂ යන නමින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ක‍්‍රිස්තු පූර්ව යන නමින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බුද්ධ වර්ෂ යන නමින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මිහිදු මහරහතන් වහන්සේ මෙරටට වැඩම කරන ලද වර්ෂය නම් කරන්න.</text:p>
          </table:table-cell>
          <table:table-cell/>
          <table:table-cell office:value-type="string" calcext:value-type="string">
            <text:p>ක‍්‍රිස්තු වර්ෂ 18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ක‍්‍රිස්තු වර්ෂ 78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ක‍්‍රිස්තු වර්ෂ 88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ක‍්‍රිස්තු පූර්ව 25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පුරාවිද්‍යාත්මක කැණීම යනු කුමක් ද?</text:p>
          </table:table-cell>
          <table:table-cell/>
          <table:table-cell office:value-type="string" calcext:value-type="string">
            <text:p>පැරණි කාලයේ ලියා ඇති නොයෙකුත් ලිපි, ලේඛන, ජනකථා හා ජනකවි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අතීතය සහ වර්තමාන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ක‍්‍රමානුකූලව පොළොව හාරා බැලීමෙන් අතීත කාලය මැන ගැනීමයි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පුරාණ කාලයේ මිනිසුන් භාවිතා කළ ද්‍රව්‍ය හා මෙවලම්, පැරණි ගොඩනැගිලි, පිලිම, කාසි, මැටි භාජන ආදී දේ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history-06-t1-l01-ep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estions &amp; answers</text:p>
          </table:table-cell>
          <table:table-cell table:style-name="ce3" office:value-type="string" calcext:value-type="string">
            <text:p>පුනරීක්ෂණ </text:p>
          </table:table-cell>
          <table:table-cell table:style-name="ce3" office:value-type="string" calcext:value-type="string">
            <text:p>මෙම පුනරීක්ෂණය මගින් ඉතිහාසය හැඳින්වීම පාඩම තවදුරටත් ආවරණය කෙරේ.</text:p>
          </table:table-cell>
          <table:table-cell table:style-name="ce4" office:value-type="time" office:time-value="PT01H00M00S" calcext:value-type="time">
            <text:p>01:00: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ඉතිහාසය ඉගෙන ගැනීමට උපයෝගී වන දේ හඳුන්වන්නේ කුමන නමින් ද?</text:p>
          </table:table-cell>
          <table:table-cell/>
          <table:table-cell office:value-type="string" calcext:value-type="string">
            <text:p>ක‍්‍රිස්තු වර්ෂ යන නමින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ශක වර්ෂ යන නමින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ක‍්‍රිස්තු පූර්ව යන නමින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මූලාශ‍්‍රය නමිනි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මහාවංසයෙහි කතුවරයාගේ නම කුමක් ද?</text:p>
          </table:table-cell>
          <table:table-cell/>
          <table:table-cell office:value-type="string" calcext:value-type="string">
            <text:p>මහානාම හිමි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පළමුවන පරාක‍්‍රමබාහු රජතුම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ගෞතමීපුත‍්‍ර සාතකර්ණී රජ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ධර්මසේන හිම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පොළොන්නරුවේ ගල්විහාරය ඉදි කළේ කුමන රජතුමා ද?</text:p>
          </table:table-cell>
          <table:table-cell/>
          <table:table-cell office:value-type="string" calcext:value-type="string">
            <text:p>මහානාම හිම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පළමුවන පරාක‍්‍රමබාහු රජතුමා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ගෞතමීපුත‍්‍ර සාතකර්ණී රජු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ධර්මසේන හිම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ශත වර්ෂ ක‍්‍රමය ආරම්භ කළේ කුමන රජතුමා ද?</text:p>
          </table:table-cell>
          <table:table-cell/>
          <table:table-cell office:value-type="string" calcext:value-type="string">
            <text:p>මහානාම හිම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පළමුවන පරාක‍්‍රමබාහු රජතුම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ගෞතමීපුත‍්‍ර සාතකර්ණී රජු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ධර්මසේන හිම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ඉතිහාසයට අයත් කාල මැනීමට සුලභව භාවිතවන ක‍්‍රම දෙකක් ලියන්න.</text:p>
          </table:table-cell>
          <table:table-cell/>
          <table:table-cell office:value-type="string" calcext:value-type="string">
            <text:p>පැරණි කාලයේ ලියා ඇති නොයෙකුත් ලිපි, ලේඛන, ජනකථා හා ජනකව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අතීතය සහ වර්තමාන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ක‍්‍රිස්තු වර්ෂ සහ ක‍්‍රිස්තු පූර්ව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ද්‍රව්‍ය හා මෙවලම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history-06-t1-l02-ep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table:style-name="ce3" office:value-type="string" calcext:value-type="string">
            <text:p>මිනිසා බිහි වූ පරිසරය</text:p>
          </table:table-cell>
          <table:table-cell table:style-name="ce3" office:value-type="string" calcext:value-type="string">
            <text:p>මෙම ඒකකයෙන් පෘථිවිය නිර්මාණය <text:s/>වූ ආකාරය හා පෘථිවියෙහි ජීවීන් බිහිවූ ආකාරය <text:s/>පිළිබඳ සාකච්ඡා කෙරෙයි.</text:p>
          </table:table-cell>
          <table:table-cell table:style-name="ce4" office:value-type="time" office:time-value="PT01H00M00S" calcext:value-type="time">
            <text:p>01:00: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පෘථිවිය සෑදී තිබෙන්නේ ආසන්න වශයෙන් මීට අවුරුදු කීයකට පෙර ද?</text:p>
          </table:table-cell>
          <table:table-cell/>
          <table:table-cell office:value-type="string" calcext:value-type="string">
            <text:p>අවුරුදු මිලියන හාරදහස් පන්සිය හතළිහකට පෙර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අවුරුදු මිලියන පන්දහස් පන්සිය හතළිහකට පෙර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අවුරුදු මිලියන දෙදහස් පන්සිය හතළිහකට පෙර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අවුරුදු මිලියන එක්දහස් පන්සිය හතළිහකට පෙර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පෘථිවිය සෑදී ඇත්තේ දූවිලි වලාවකිනි. එවැනි <text:s/>දූවිලි වලාවක් හඳුන්වන්නේ,</text:p>
          </table:table-cell>
          <table:table-cell/>
          <table:table-cell office:value-type="string" calcext:value-type="string">
            <text:p>විශ්වය නමින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උල්කාපාතයක් නමින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ක්ෂීරපථය නමින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නිහාරිකාවක් නමිනි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ලෝකයේ මුල් ම ජීවීන් බිහි වූයේ කොහේ ද?</text:p>
          </table:table-cell>
          <table:table-cell/>
          <table:table-cell office:value-type="string" calcext:value-type="string">
            <text:p>ජලයේ ය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උල්කාපාතයක ය.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ගොඩබිම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අහසේ ය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ප‍්‍රථම වරට ලෝකයේ ඇති වූයේ ඉතාමත් කුඩා බැක්ටීරියාවෙකි. එම බැක්ටීරියාවේ නම කුමක් ද?</text:p>
          </table:table-cell>
          <table:table-cell/>
          <table:table-cell office:value-type="string" calcext:value-type="string">
            <text:p>ප්‍රොකායෝට්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කොකසොයිඩි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නීග්‍රොයිඩ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ඔස්ට‍්‍රලොයිඞ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ශාක වර්ග මුලින් ම ගොඩබිම පැතිරි ගිය කාලය හදුන්වන්නේ කුමන නමින් ද?</text:p>
          </table:table-cell>
          <table:table-cell/>
          <table:table-cell office:value-type="string" calcext:value-type="string">
            <text:p>මධ්‍ය ශිලා යුගය නමින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පැලියොසොයික යුගය නමිනි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නව ශිලා යුගය නමින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ගල් යුගය නමින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story-06-t1-l02-ep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table:style-name="ce3" office:value-type="string" calcext:value-type="string">
            <text:p>ආදි මිනිසාගේ විකාශනය</text:p>
          </table:table-cell>
          <table:table-cell table:style-name="ce3" office:value-type="string" calcext:value-type="string">
            <text:p>මෙම ඒකකයෙන් <text:s/>මහාහිම යුගය <text:s/>පිළිබදවත්,මානව පරිණාමය <text:s/>පිළිබදවත්,ඔස්ට්‍රොලෝපිතිකස් නම් වානර මානවයා <text:s/>පිළිබදවත් <text:s/>සාකච්ඡා කෙරෙයි.</text:p>
          </table:table-cell>
          <table:table-cell table:style-name="ce4" office:value-type="time" office:time-value="PT01H00M00S" calcext:value-type="time">
            <text:p>01:00: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මීට අවුරුදු දශලක්ෂ දෙකහමාරකට පමණ ඉහත දී පෘථිවියේ පැවතියේ අධික ශීතල දේශගුණයකි. ඒ කාලය හැඳින්වෙන්නේ කුමන නමින් ද?</text:p>
          </table:table-cell>
          <table:table-cell/>
          <table:table-cell office:value-type="string" calcext:value-type="string">
            <text:p>මධ්‍ය ශිලා යුගය නමින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මහා හිමයුගය නමිනි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නව ශිලා යුගය නමින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ගල් යුගය නමින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වානර පවුලකින් මානව පරම්පරාවක් බිහි වීමට බල පෑ එක් ප‍්‍රධාන හේතුවක් නම් කරන්න</text:p>
          </table:table-cell>
          <table:table-cell/>
          <table:table-cell office:value-type="string" calcext:value-type="string">
            <text:p>මධ්‍ය ශිලා යුගයේ දී පැවති දේශගුණයය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මහා හිම යුගයේ දී පැවති දේශගුණයයි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නව ශිලා යුගයේ දී පැවති දේශගුණයය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ගල් යුගයේ දී පැවති දේශගුණයය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මිනිසෙකු වීමට නැඹුරුවක් ඇති කළ පැරණිතම වානරයා හැඳින්වෙන්නේ කුමන නමින් ද?</text:p>
          </table:table-cell>
          <table:table-cell/>
          <table:table-cell office:value-type="string" calcext:value-type="string">
            <text:p>හෝමෝ සාපියන්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හෝමෝ ඉරෙක්ටස්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හෝමෝ නියැන්ඩතාලෙසිස්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ඔස්ට‍්‍රලෝපිතිකස් 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ඔස්ට්‍රොලෝපිනිිකස් නම් වානර මානවයාට සුවිශේෂ වූ හැකියාවක් නම් කරන්න</text:p>
          </table:table-cell>
          <table:table-cell/>
          <table:table-cell office:value-type="string" calcext:value-type="string">
            <text:p>එළවළු වර්ග පිස ආහාරයට ගැන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හැඟීම් ප‍්‍රකාශ කිරීමට සංගීතය සහ නැටුම් ද චිත‍්‍ර ඇඳීමට ද හැකියාව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පාද දෙකෙන් ඇවිද යෑමේ හැකියාව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විශාල සතුන්ගේ ඇටකටු භාවිත කර නිවාස ඉදි කිර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මානව පරිණාමය යනු කුමක් ද?</text:p>
          </table:table-cell>
          <table:table-cell/>
          <table:table-cell office:value-type="string" calcext:value-type="string">
            <text:p>වානර පරම්පරාවට අයත් චිම්පන්සියෙකු මිනිසෙකු දක්වා දියුණු වීමේ ක‍්‍රියාවලියයි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හැඟීම් ප‍්‍රකාශ කිරීමට සංගීතය සහ නැටුම් ද චිත‍්‍ර ඇඳීමට ද හැකියා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පාද දෙකෙන් ඇවිද යෑමේ හැකියාව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විශාල සතුන්ගේ ඇටකටු භාවිත කර නිවාස ඉදි කිර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table:style-name="ce3" office:value-type="string" calcext:value-type="string">
            <text:p>ආදි මිනිසාගේ විකාශනයමිනිසාගේ දෙවන පරිණාමීය අවධිය</text:p>
          </table:table-cell>
          <table:table-cell table:style-name="ce3" office:value-type="string" calcext:value-type="string">
            <text:p>මෙම ඒකකයෙන් <text:s/>හෝමෝ හැබිලිස්,හෝමෝ ඉරෙක්ටකස්, හෝමෝ නියැන්ඩතාල්ලෙන්සිස්,හෝමෝසාපියන් <text:s/>වානර මානවයන් <text:s/>පිළිබදව <text:s/>සාකච්ඡා කෙරෙයි.</text:p>
          </table:table-cell>
          <table:table-cell table:style-name="ce4" office:value-type="time" office:time-value="PT01H00M00S" calcext:value-type="time">
            <text:p>01:00:0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හෝමෝ හැබිලිස් මානවයා යන්නෙහි තේරුම කුමක් ද?</text:p>
          </table:table-cell>
          <table:table-cell/>
          <table:table-cell office:value-type="string" calcext:value-type="string">
            <text:p>හෝමෝ සාපියන්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හෝමෝ ඉරෙක්ටස්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හෝමෝ නියැන්ඩතාලෙසිස්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”හැකි මිනිසා” යන්නය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ප‍්‍රථම වරට ගින්දර භාවිත කිරීමට පුරුදු වූයේ කුමන මානවයා ද?</text:p>
          </table:table-cell>
          <table:table-cell/>
          <table:table-cell office:value-type="string" calcext:value-type="string">
            <text:p>හෝමෝ සාපියන්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හෝමෝ ඉරෙක්ටස් 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හෝමෝ නියැන්ඩතාලෙසිස්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හෝමෝ හැබිලිස්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මිනිසා විසින් පළමු වරට ගින්දර භාවිත කිරීම පෙන්නුම් කරන සාක්ෂි සොයා ගෙන තිබෙන්නේ කුමන ප‍්‍රදේශයෙන් ද?</text:p>
          </table:table-cell>
          <table:table-cell/>
          <table:table-cell office:value-type="string" calcext:value-type="string">
            <text:p>ඊශ‍්‍රායලයෙන් <text:s/>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කැනඩාවෙන්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රුසියාවෙන්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ඉන්දියාවෙන්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විශාල සතුන්ගේ ඇටකටු භාවිත කර නිවාස ඉදි කළේ කුමන මානවයා ද?</text:p>
          </table:table-cell>
          <table:table-cell/>
          <table:table-cell office:value-type="string" calcext:value-type="string">
            <text:p>හෝමෝ සාපියන්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හෝමෝ ඉරෙක්ටස්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හෝමෝ නියැන්ඩතාලෙසිස්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හෝමෝ හැබිලිස්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අප කාගෙත් ළඟම නෑදෑයා වන්නේ කුමන මානවයා ද?</text:p>
          </table:table-cell>
          <table:table-cell/>
          <table:table-cell office:value-type="string" calcext:value-type="string">
            <text:p>හෝමෝ සාපියන් 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හෝමෝ ඉරෙක්ටස්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හෝමෝ නියැන්ඩතාලෙසිස්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හෝමෝ හැබිලිස්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story-06-t1-l02-ep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table:style-name="ce3" office:value-type="string" calcext:value-type="string">
            <text:p>භූගෝලීය සාධක අනුව මිනිසාගේ දේහ ලක්‍ෂණ වෙනස් වීම</text:p>
          </table:table-cell>
          <table:table-cell table:style-name="ce3" office:value-type="string" calcext:value-type="string">
            <text:p>විවිධ දේහ ලක්‍ෂණ සහිත මිනිස් වර්ග වන මොන්ගොලොයිඞ්,කොකසොයිඞ්,නීග්‍රොයිඩි,ඔස්ට‍්‍රලොයිඞ් යන මිනිස් වර්ග පිළිබඳව <text:s/>සාකච්ඡා කෙරෙයි.</text:p>
          </table:table-cell>
          <table:table-cell table:style-name="ce4" office:value-type="time" office:time-value="PT01H00M00S" calcext:value-type="time">
            <text:p>01:00: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මොන්ගොලයිඞ් මානව වර්ගයට අයත් ජනයා බහුල වශයෙන් වාසය කරන්නේ කුමන රටවලද?</text:p>
          </table:table-cell>
          <table:table-cell/>
          <table:table-cell office:value-type="string" calcext:value-type="string">
            <text:p>ආක්ටික් රටවල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අප‍්‍රිකානු රටවල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යුරෝපා රටවල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නැගෙනහිර ආසියාතික රටවල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නීග්‍රොයිඩි මානව වර්ගයට අයත් ජනයා බහුල වශයෙන් වාසය කරන්නේ කුමන කලාපයේද?</text:p>
          </table:table-cell>
          <table:table-cell/>
          <table:table-cell office:value-type="string" calcext:value-type="string">
            <text:p>ආක්ටික් කලාපයේ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අප‍්‍රිකානු කලාපයේ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යුරෝපා කලාපයේ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නැගෙනහිර ආසියාතික කලාපයේ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istory-06-t1-l02-ep07-q-3.png</text:p>
          </table:table-cell>
          <table:table-cell office:value-type="string" calcext:value-type="string">
            <text:p>මෙම රූපයෙන් දැක්වෙන්නේ කුමන මානව වර්ගයට අයත් පුද්ගලයෙක්ද? <text:s text:c="3"/></text:p>
          </table:table-cell>
          <table:table-cell/>
          <table:table-cell office:value-type="string" calcext:value-type="string">
            <text:p>මොන්ගොලයිඞ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කොකසොයිඩ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නීග්‍රොයිඩ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ඔස්ට‍්‍රලොයිඞ්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istory-06-t1-l02-ep07-q-4.png</text:p>
          </table:table-cell>
          <table:table-cell office:value-type="string" calcext:value-type="string">
            <text:p>මෙම රූපයෙන් දැක්වෙන්නේ කුමන මානව වර්ගයට අයත් පුද්ගලයෙක්ද? <text:s text:c="3"/></text:p>
          </table:table-cell>
          <table:table-cell/>
          <table:table-cell office:value-type="string" calcext:value-type="string">
            <text:p>මොන්ගොලයිඞ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කොකසොයිඩි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නීග්‍රොයිඩ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ඔස්ට‍්‍රලොයිඞ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istory-06-t1-l02-ep07-q-5.png</text:p>
          </table:table-cell>
          <table:table-cell office:value-type="string" calcext:value-type="string">
            <text:p>මෙම රූපයෙන් දැක්වෙන්නේ කුමන මානව වර්ගයට අයත් පුද්ගලයෙක්ද? <text:s text:c="3"/></text:p>
          </table:table-cell>
          <table:table-cell/>
          <table:table-cell office:value-type="string" calcext:value-type="string">
            <text:p>මොන්ගොලයිඞ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කොකසොයිඩ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නීග්‍රොයිඩි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ඔස්ට‍්‍රලොයිඞ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history-06-t1-l02-ep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estions &amp; answers</text:p>
          </table:table-cell>
          <table:table-cell office:value-type="string" calcext:value-type="string">
            <text:p>පුනරීක්ෂණ</text:p>
          </table:table-cell>
          <table:table-cell table:style-name="ce3" office:value-type="string" calcext:value-type="string">
            <text:p>මෙම පුනරීක්ෂණය මගින් ආදි මිනිසා පාඩම තවදුරටත් ආවරණය කෙරේ.</text:p>
          </table:table-cell>
          <table:table-cell table:style-name="ce4" office:value-type="time" office:time-value="PT01H00M00S" calcext:value-type="time">
            <text:p>01:00: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මහාහිම යුගයේ පැවතියේ, </text:p>
          </table:table-cell>
          <table:table-cell/>
          <table:table-cell office:value-type="string" calcext:value-type="string">
            <text:p>අධික උණුසුම් දේශගුණයක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මද උණුසුම් දේශගුණයක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අධික ශීතල දේශගුණයකි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වැසිබර දේශගුණයක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මිනිසෙකු වීමට නැඹුරුවක් ඇති කළ පැරණිතම වානරයා හැඳින්වෙන්නේ,</text:p>
          </table:table-cell>
          <table:table-cell/>
          <table:table-cell office:value-type="string" calcext:value-type="string">
            <text:p>ඔස්ට‍්‍රලෝපිතිකස් 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හෝමෝ සාපියන්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හෝමෝ ඉරෙක්ටස්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හෝමෝ හැබිලිස්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පෘථිවියේ ඇති වූ පළමු ජීවියා වන්නේ,</text:p>
          </table:table-cell>
          <table:table-cell/>
          <table:table-cell office:value-type="string" calcext:value-type="string">
            <text:p>ප්‍රොතායෝට් බැක්ටීරියාව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ඔපබීනිය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ඔස්ට්‍රොලෝපිතිකස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පාබීයන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මීට අවුරුදු දසලක්ෂ පන්සිය හතළිස් දෙකකට පෙර මුහුදු පතුලේ ජීවත් වූ යැයි සැලකෙන ජීවියාගේ නම කුමක් ද?</text:p>
          </table:table-cell>
          <table:table-cell/>
          <table:table-cell office:value-type="string" calcext:value-type="string">
            <text:p>මොලස්කාවන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ඇකිරිය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මුහුදු සිංහය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ඔපබීනියා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ගිනි කඳු <text:s/>පුපුරන විට පිටතට ගලා එන උණු වූ ද්‍රව්‍ය මොනවා ද?</text:p>
          </table:table-cell>
          <table:table-cell/>
          <table:table-cell office:value-type="string" calcext:value-type="string">
            <text:p>ගිනි දි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ලෝදි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ලාවා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මැග්මා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story-06-t1-l02-ep0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table:style-name="ce3" office:value-type="string" calcext:value-type="string">
            <text:p>සංස්කෘතික දියුණුව</text:p>
          </table:table-cell>
          <table:table-cell table:style-name="ce3" office:value-type="string" calcext:value-type="string">
            <text:p>ගල් මෙවලම්වල ස්වරූපය අනුව මිනිසාගේ සංස්කෘතික දියුණුව ප‍්‍රධාන අවධි තුන වන <text:s text:c="2"/>පුරාශිලා යුගය,මධ්‍යශිලා යුගය,නවශිලා යුගය පිළිබදව <text:s/>සාකච්ඡා කෙරෙයි.</text:p>
          </table:table-cell>
          <table:table-cell table:style-name="ce4" office:value-type="time" office:time-value="PT01H00M00S" calcext:value-type="time">
            <text:p>01:00: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සංස්කෘතික පරිණාමය යනු කුමක් ද? </text:p>
          </table:table-cell>
          <table:table-cell/>
          <table:table-cell office:value-type="string" calcext:value-type="string">
            <text:p>පැරණි කාලයේ ලියා ඇති නොයෙකුත් ලිපි, ලේඛන, ජනකථා හා ජනකව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ජීවන අවශ්‍යතා ඉටුකර ගැනීම අනුව මිනිසාගේ විකාශනය වීමයි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ක‍්‍රමානුකූලව පොළොව හාරා බැලීමෙන් අතීත කාලය මැන ගැනීමයි.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පුරාණ කාලයේ මිනිසුන් භාවිතා කළ ද්‍රව්‍ය හා මෙවලම්, පැරණි ගොඩනැගිලි, පිලිම, කාසි, මැටි භාජන ආදී දේ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දීර්ඝ කාලයක් තුළ මිනිසා ලබා ගත් සංස්කෘතික දියුණුව කෙසේ වී දැයි අවබෝධ කර ගැනීමට ඉවහල් වන්නේ මොනවා ද? </text:p>
          </table:table-cell>
          <table:table-cell/>
          <table:table-cell office:value-type="string" calcext:value-type="string">
            <text:p>පැරණි කාලයේ ලියා ඇති නොයෙකුත් ලිපි ලේඛන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ගල් මෙවලම්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ක‍්‍රමානුකූලව පොළොව හාරා බැලීමෙන් අතීත කාලය මැන ගැන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ජනකථා හා ජනකව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මිනිසාගේ සංස්කෘතික දියුණුවෙහි ප‍්‍රධාන අවධියක් <text:s/>නම් කරන්න.</text:p>
          </table:table-cell>
          <table:table-cell/>
          <table:table-cell office:value-type="string" calcext:value-type="string">
            <text:p>මහා හිමයුග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පුරාශිලා යුග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පැලියොසොයික යුග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ජනකථා හා ජනකව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මිනිසාගේ දියුණුව සම්බන්ධයෙන් නවශිලා යුගයේ දී සිදු වූ වැදගත් ම සිද්ධියක් නම් කරන්න.</text:p>
          </table:table-cell>
          <table:table-cell/>
          <table:table-cell office:value-type="string" calcext:value-type="string">
            <text:p>ගොවිතැනට සහ සත්ත්ව පාලනයට යොමු වීම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ජීවන අවශ්‍යතා ඉටුකර ගැනීම අනුව මිනිසාගේ විකාශනය ව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ක‍්‍රමානුකූලව පොළොව හාරා බැලීමෙන් අතීත කාලය මැන ගැනීම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පුරාණ කාලයේ මිනිසුන් භාවිතා කළ ද්‍රව්‍ය හා මෙවලම්, පැරණි ගොඩනැගිලි, පිලිම, කාසි, මැටි භාජන ආදී දේ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පුරාශිලා යුගයේ ඇටසැකිලි මත වර්ණ ආලේප කිරිමට භාවිත කරන ලද්දේ මොනවා ද? </text:p>
          </table:table-cell>
          <table:table-cell/>
          <table:table-cell office:value-type="string" calcext:value-type="string">
            <text:p>ගුරුගල් 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ගල් මෙවලම්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තිරුවානා ගල්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ජනකථා හා ජනකව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istory-06-t1-l02-ep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table:style-name="ce3" office:value-type="string" calcext:value-type="string">
            <text:p>ගොවිතැන ආරම්භ වීම</text:p>
          </table:table-cell>
          <table:table-cell table:style-name="ce3" office:value-type="string" calcext:value-type="string">
            <text:p>හොලෝසින යුගයේ මානව ජීවන රටාවේ සිදු වූ වෙනස්කම් සහ මිනිසා ගොවිතැනට යොමු වීම නිසා සිදු වූ වර්ධනයන් පිළිබදව සාකච්ඡා කෙරෙයි.</text:p>
          </table:table-cell>
          <table:table-cell table:style-name="ce4" office:value-type="time" office:time-value="PT01H00M00S" calcext:value-type="time">
            <text:p>01:00:0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ගොවි යුගයේ වගා කළ ධාන්‍ය වර්ග 02 ක් නම් කරන්න</text:p>
          </table:table-cell>
          <table:table-cell/>
          <table:table-cell office:value-type="string" calcext:value-type="string">
            <text:p>මෙනේරි සහ තල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බඩඉරිඟු සහ තිරිඟු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මුං සහ කඩල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කව්පි සහ කඩල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හොලෝසින යුගයේ ඇතිවූ වෙනස්කම්ක් නම් කරන්න</text:p>
          </table:table-cell>
          <table:table-cell/>
          <table:table-cell office:value-type="string" calcext:value-type="string">
            <text:p>පෘථිවියේ පැවතියේ අධික ශීතල දේශගුණයක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පෘථිවියේ අධික ශීතල දේශගුණය උණුසුම් බවට පත් විය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ගහකොළ කිසිවක් පල දැරුවේ නැත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පෘථිවියේ උතුරු සහ දකුණු ප‍්‍රදේශ මුළුමනින් ම ඝන හිමතට්ටුවලින් වැසී ගියේ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වී වගාව මුල්වරට ආරම්භ වූයේ කොහේ ද?</text:p>
          </table:table-cell>
          <table:table-cell/>
          <table:table-cell office:value-type="string" calcext:value-type="string">
            <text:p>ඊශ‍්‍රායලයෙන්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කැනඩාවෙන් ය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රුසියාවෙන් ය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චීනයේ ය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මිනිසා මුල්වරට ගම්මාන තනා ගත්තේ කුමන කාලයකදී ද?</text:p>
          </table:table-cell>
          <table:table-cell/>
          <table:table-cell office:value-type="string" calcext:value-type="string">
            <text:p>ක‍්‍රිස්තු පූර්ව 6000 දී පමණ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ක‍්‍රිස්තු පූර්ව 5000 දී පමණ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ක‍්‍රිස්තු පූර්ව 4000 දී පමණ 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ක‍්‍රිස්තු පූර්ව 3000 දී පමණ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මුල්කාලයේ දී ඉදිකරන ලද නිවාස හඳුන්වන්නේ කුමන නමින් ද?</text:p>
          </table:table-cell>
          <table:table-cell/>
          <table:table-cell office:value-type="string" calcext:value-type="string">
            <text:p>වරිච්චි ගෙවල් යනුවෙනි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තට්ටු ගෙවල් යනුවෙන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සිමෙන්ති ගෙවල් යනුවෙන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ලී ගෙවල් යනුවෙනි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 table:number-rows-repeated="10483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Iskoola Pota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6-15T17:16:41.348625737</dc:date>
    <meta:editing-cycles>20</meta:editing-cycles>
    <meta:editing-duration>PT1H8M29S</meta:editing-duration>
    <meta:document-statistic meta:table-count="1" meta:cell-count="933" meta:object-count="0"/>
  </office:meta>
</office:document-meta>
</file>